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 style:text-autospace="non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loext:opacity="100%" style:font-name="Verdana" fo:font-size="10pt" fo:font-weight="bold" style:font-size-asian="10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style:text-autospace="none"/>
      <style:text-properties fo:color="#000000" loext:opacity="100%" style:font-name="Verdana" fo:font-size="10pt" style:font-size-asian="10pt" style:font-name-complex="Verdana" style:font-size-complex="10pt"/>
    </style:style>
    <style:style style:name="P4" style:family="paragraph" style:parent-style-name="Standard">
      <loext:graphic-properties draw:fill="solid" draw:fill-color="#dbe5f1"/>
      <style:paragraph-properties fo:text-align="center" style:justify-single-word="false" fo:background-color="#dbe5f1" style:text-autospace="none"/>
      <style:text-properties fo:color="#000000" loext:opacity="100%" style:font-name="Verdana" fo:font-size="10pt" fo:font-weight="bold" style:font-size-asian="10pt" style:font-weight-asian="bold" style:font-name-complex="Verdana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loext:opacity="100%" style:font-name="Verdana" fo:font-size="7pt" fo:font-weight="bold" style:font-size-asian="7pt" style:font-weight-asian="bold" style:font-name-complex="Verdana" style:font-size-complex="10pt"/>
    </style:style>
    <style:style style:name="P6" style:family="paragraph" style:parent-style-name="Standard">
      <style:paragraph-properties style:text-autospace="none"/>
      <style:text-properties fo:color="#000000" loext:opacity="100%"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 style:list-style-name="WW8Num1">
      <style:paragraph-properties fo:margin-left="0.501cm" fo:margin-right="0cm" fo:text-indent="-0.25cm" style:auto-text-indent="false" style:text-autospace="none"/>
      <style:text-properties fo:color="#000000" loext:opacity="100%" style:font-name="Verdana" fo:font-size="10pt" style:font-size-asian="10pt" style:font-name-complex="Verdana" style:font-size-complex="10pt"/>
    </style:style>
    <style:style style:name="P8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fo:color="#000000" loext:opacity="100%" style:font-name="Verdana" fo:font-size="10pt" style:font-size-asian="10pt" style:font-name-complex="Verdana" style:font-size-complex="10pt"/>
    </style:style>
    <style:style style:name="P9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color="#000000" loext:opacity="100%" style:font-name="Verdana" fo:font-size="10pt" style:font-size-asian="10pt" style:font-name-complex="Verdana" style:font-size-complex="10pt"/>
    </style:style>
    <style:style style:name="P10" style:family="paragraph" style:parent-style-name="Standard" style:list-style-name="WW8Num4">
      <style:paragraph-properties fo:margin-left="0.501cm" fo:margin-right="0cm" fo:text-indent="-0.25cm" style:auto-text-indent="false" style:text-autospace="none"/>
      <style:text-properties fo:color="#000000" loext:opacity="100%" style:font-name="Verdana" fo:font-size="10pt" style:font-size-asian="10pt" style:font-name-complex="Verdana" style:font-size-complex="10pt"/>
    </style:style>
    <style:style style:name="P11" style:family="paragraph" style:parent-style-name="Standard" style:list-style-name="WW8Num5">
      <style:paragraph-properties fo:margin-left="0.501cm" fo:margin-right="0cm" fo:text-indent="-0.25cm" style:auto-text-indent="false" style:text-autospace="none"/>
      <style:text-properties fo:color="#000000" loext:opacity="100%" style:font-name="Verdana" fo:font-size="10pt" style:font-size-asian="10pt" style:font-name-complex="Verdana" style:font-size-complex="10pt"/>
    </style:style>
    <style:style style:name="P12" style:family="paragraph" style:parent-style-name="Standard" style:list-style-name="WW8Num5">
      <style:paragraph-properties fo:margin-left="0.501cm" fo:margin-right="0cm" fo:text-indent="-0.25cm" style:auto-text-indent="false" style:text-autospace="none"/>
    </style:style>
    <style:style style:name="P13" style:family="paragraph" style:parent-style-name="Standard" style:list-style-name="">
      <style:paragraph-properties fo:margin-left="0cm" fo:text-indent="0cm" style:auto-text-indent="false"/>
      <style:text-properties fo:color="#000000" loext:opacity="100%" style:font-name="Verdana" fo:font-size="10pt" style:font-size-asian="10pt" style:font-name-complex="Verdana" style:font-size-complex="10pt"/>
    </style:style>
    <style:style style:name="P14" style:family="paragraph" style:parent-style-name="Heading_20_4" style:list-style-name="">
      <style:paragraph-properties fo:margin-left="0cm" fo:text-indent="0cm" style:auto-text-indent="false"/>
      <style:text-properties fo:color="#000000" loext:opacity="100%" style:font-name="Verdana" fo:font-size="10pt" style:font-size-asian="10pt" style:font-name-complex="Verdana" style:font-size-complex="10pt"/>
    </style:style>
    <style:style style:name="P15" style:family="paragraph" style:parent-style-name="Text_20_body" style:list-style-name="WW8Num6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6" style:family="paragraph" style:parent-style-name="Text_20_body" style:list-style-name="WW8Num6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17" style:family="paragraph" style:parent-style-name="Heading_20_4">
      <style:text-properties style:font-name="Verdana" fo:font-size="10pt" style:font-size-asian="10pt" style:font-name-complex="Verdana" style:font-size-complex="10pt"/>
    </style:style>
    <style:style style:name="P18" style:family="paragraph" style:parent-style-name="Text_20_body" style:list-style-name="WW8Num7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9" style:family="paragraph" style:parent-style-name="Text_20_body" style:list-style-name="WW8Num7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0" style:family="paragraph" style:parent-style-name="Text_20_body" style:list-style-name="WW8Num8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1" style:family="paragraph" style:parent-style-name="Text_20_body" style:list-style-name="WW8Num8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2" style:family="paragraph" style:parent-style-name="Text_20_body" style:list-style-name="WW8Num9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3" style:family="paragraph" style:parent-style-name="Text_20_body" style:list-style-name="WW8Num9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4" style:family="paragraph" style:parent-style-name="Text_20_body" style:list-style-name="WW8Num10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5" style:family="paragraph" style:parent-style-name="Text_20_body" style:list-style-name="WW8Num10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P26" style:family="paragraph" style:parent-style-name="Text_20_body" style:list-style-name="WW8Num11">
      <style:paragraph-properties fo:margin-left="1.251cm" fo:margin-right="0cm" fo:margin-top="0cm" fo:margin-bottom="0.212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 fo:font-size="11pt" style:font-size-asian="11pt" style:font-name-complex="Verdana" style:font-size-complex="10pt"/>
    </style:style>
    <style:style style:name="T4" style:family="text">
      <style:text-properties style:font-name="Verdana" fo:font-size="11pt" fo:font-weight="bold" style:font-size-asian="11pt" style:font-weight-asian="bold" style:font-name-complex="Verdana" style:font-size-complex="10pt"/>
    </style:style>
    <style:style style:name="T5" style:family="text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6" style:family="text">
      <style:text-properties fo:color="#000000" loext:opacity="100%" style:font-name="Verdana" fo:font-size="7pt" fo:font-weight="bold" style:font-size-asian="7pt" style:font-weight-asian="bold" style:font-name-complex="Verdana" style:font-size-complex="10pt"/>
    </style:style>
    <style:style style:name="T7" style:family="text">
      <style:text-properties fo:color="#000000" loext:opacity="100%" style:font-name="Verdana" fo:font-size="10pt" fo:font-weight="bold" style:font-size-asian="10pt" style:font-weight-asian="bold" style:font-name-complex="Verdana" style:font-size-complex="10pt"/>
    </style:style>
    <style:style style:name="T8" style:family="text">
      <style:text-properties fo:color="#000000" loext:opacity="100%" style:font-name="Verdana" fo:font-size="10pt" style:font-size-asian="10pt" style:font-name-complex="Verdana" style:font-size-complex="10pt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a 1:</text:span><text:span text:style-name="T2"> </text:span><text:span text:style-name="T3">“</text:span><text:span text:style-name="T4">E</text:span><text:span text:style-name="T5">studiando el entorno general de mi idea de <text:s/>negocio”</text:span></text:p>
      <text:p text:style-name="P2"/>
      <text:p text:style-name="P3">Busca información referida a los diferentes componentes del Entorno general y regístrala en un documento para su análisis. </text:p>
      <text:p text:style-name="P3"/>
      <text:p text:style-name="P4">Entorno general<text:span text:style-name="T6"/></text:p>
      <text:p text:style-name="P5">Posibles factores que pueden afectar al negocio<text:span text:style-name="T7"/></text:p>
      <text:section text:style-name="Sect1" text:name="Sección1">
        <text:p text:style-name="P6"/>
        <text:p text:style-name="P6">Aspectos demográficos.<text:span text:style-name="T8"/></text:p>
        <text:list text:style-name="WW8Num1">
          <text:list-item>
            <text:p text:style-name="P7" loext:marker-style-name="T8">Nº de población.<text:span text:style-name="T8"/></text:p>
          </text:list-item>
          <text:list-item>
            <text:p text:style-name="P7" loext:marker-style-name="T8">Tasas de natalidad y mortalidad.<text:span text:style-name="T8"/></text:p>
          </text:list-item>
          <text:list-item>
            <text:p text:style-name="P7" loext:marker-style-name="T8">Reparto de la población por edades.<text:span text:style-name="T8"/></text:p>
          </text:list-item>
          <text:list-item>
            <text:p text:style-name="P7" loext:marker-style-name="T7">Tamaño de las familias.<text:span text:style-name="T7"/></text:p>
          </text:list-item>
        </text:list>
        <text:p text:style-name="P6"/>
        <text:p text:style-name="P6"/>
        <text:p text:style-name="P6">Aspectos económicos.<text:span text:style-name="T8"/></text:p>
        <text:list text:style-name="WW8Num2">
          <text:list-item>
            <text:p text:style-name="P8" loext:marker-style-name="T8">Población parada.<text:span text:style-name="T8"/></text:p>
          </text:list-item>
          <text:list-item>
            <text:p text:style-name="P8" loext:marker-style-name="T8">Tipos de interés.<text:span text:style-name="T8"/></text:p>
          </text:list-item>
          <text:list-item>
            <text:p text:style-name="P8" loext:marker-style-name="T8">Impuestos a pagar.<text:span text:style-name="T8"/></text:p>
          </text:list-item>
          <text:list-item>
            <text:p text:style-name="P8" loext:marker-style-name="T7">Situación económica general.<text:span text:style-name="T7"/></text:p>
          </text:list-item>
        </text:list>
        <text:p text:style-name="P6"/>
        <text:p text:style-name="P6"/>
        <text:p text:style-name="P6">Aspectos culturales y sociales.<text:span text:style-name="T8"/></text:p>
        <text:list text:style-name="WW8Num3">
          <text:list-item>
            <text:p text:style-name="P9" loext:marker-style-name="T8">Nivel formativo.<text:span text:style-name="T8"/></text:p>
          </text:list-item>
          <text:list-item>
            <text:p text:style-name="P9" loext:marker-style-name="T8">Estilo de vida.<text:span text:style-name="T8"/></text:p>
          </text:list-item>
          <text:list-item>
            <text:p text:style-name="P9" loext:marker-style-name="T7">Cambios sociales.<text:span text:style-name="T7"/></text:p>
          </text:list-item>
        </text:list>
        <text:p text:style-name="P6"/>
        <text:p text:style-name="P6">Aspectos legales<text:span text:style-name="T8"/></text:p>
        <text:list text:continue-numbering="true" text:style-name="WW8Num3">
          <text:list-item>
            <text:p text:style-name="P9" loext:marker-style-name="T8">Normativa general referida a impuestos, normas laborales y en prevención de riesgos laborales.<text:span text:style-name="T8"/></text:p>
          </text:list-item>
          <text:list-item>
            <text:p text:style-name="P9" loext:marker-style-name="T7">Normativa específica para la actividad: autorizaciones, licencias, carnés, visados, requisitos de los espacios y lugares de trabajo, titulaciones mínimas del personal etc. <text:span text:style-name="T7"/></text:p>
          </text:list-item>
        </text:list>
        <text:p text:style-name="P6">Aspectos tecnológicos<text:span text:style-name="T8"/></text:p>
        <text:list text:style-name="WW8Num4">
          <text:list-item>
            <text:p text:style-name="P10" loext:marker-style-name="T8">Adelantos en la tecnología <text:span text:style-name="T8"/></text:p>
          </text:list-item>
          <text:list-item>
            <text:p text:style-name="P10" loext:marker-style-name="T7">Tecnología en desuso<text:span text:style-name="T7"/></text:p>
          </text:list-item>
        </text:list>
        <text:p text:style-name="P6"/>
        <text:p text:style-name="P6">Aspectos medioambientales<text:span text:style-name="T8"/></text:p>
        <text:list text:style-name="WW8Num5">
          <text:list-item>
            <text:p text:style-name="P11" loext:marker-style-name="T8">Tratamiento de elementos tóxicos<text:span text:style-name="T8"/></text:p>
          </text:list-item>
          <text:list-item>
            <text:p text:style-name="P11">Tratamiento de deshechos </text:p>
          </text:list-item>
          <text:list-item>
            <text:p text:style-name="P12" loext:marker-style-name="T8">Ahorro energético<text:span text:style-name="T8"/></text:p>
          </text:list-item>
        </text:list>
      </text:section>
      <text:section text:style-name="Sect2" text:name="Sección2">
        <text:p text:style-name="P13"/>
        <text:p text:style-name="P13"/>
        <text:h text:style-name="P14" text:outline-level="4">Aspectos Demográficos<text:span text:style-name="T1"/></text:h>
        <text:list text:style-name="WW8Num6">
          <text:list-item>
            <text:p text:style-name="P15" loext:marker-style-name="T1"><text:span text:style-name="Strong_20_Emphasis"><text:span text:style-name="T1">Envejecimiento de la población:</text:span></text:span><text:span text:style-name="T1"> Un aumento en la población adulta mayor podría generar mayor interés en aplicaciones que promuevan la salud y el bienestar. </text:span></text:p>
          </text:list-item>
          <text:list-item>
            <text:p text:style-name="P15" loext:marker-style-name="T1"><text:span text:style-name="Strong_20_Emphasis"><text:span text:style-name="T1">Urbanización:</text:span></text:span><text:span text:style-name="T1"> La creciente concentración de población en las ciudades podría facilitar la difusión de la app y la interacción entre los usuarios. </text:span></text:p>
          </text:list-item>
          <text:list-item>
            <text:p text:style-name="P16" loext:marker-style-name="T1"><text:span text:style-name="Strong_20_Emphasis"><text:span text:style-name="T1">Individualización:</text:span></text:span><text:span text:style-name="T1"> La tendencia hacia estilos de vida más individualizados y personalizados podría favorecer la adopción de aplicaciones que se adapten a las necesidades específicas de cada usuario. </text:span></text:p>
          </text:list-item>
        </text:list>
        <text:h text:style-name="P17" text:outline-level="4">Aspectos Económicos<text:span text:style-name="T1"/></text:h>
        <text:list text:style-name="WW8Num7">
          <text:list-item>
            <text:p text:style-name="P18" loext:marker-style-name="T1"><text:span text:style-name="Strong_20_Emphasis"><text:span text:style-name="T1">Poder adquisitivo:</text:span></text:span><text:span text:style-name="T1"> El nivel de ingresos de la población influirá en la disposición a pagar por una app premium o por compras in-app. </text:span></text:p>
          </text:list-item>
          <text:list-item>
            <text:p text:style-name="P18" loext:marker-style-name="T1"><text:span text:style-name="Strong_20_Emphasis"><text:span text:style-name="T1">Desigualdad económica:</text:span></text:span><text:span text:style-name="T1"> La brecha entre ricos y pobres puede afectar la penetración de la app en ciertos segmentos de la población. </text:span></text:p>
          </text:list-item>
          <text:list-item>
            <text:p text:style-name="P19" loext:marker-style-name="T1"><text:span text:style-name="Strong_20_Emphasis"><text:span text:style-name="T1">Crisis económicas:</text:span></text:span><text:span text:style-name="T1"> Las recesiones pueden llevar a los consumidores a priorizar gastos básicos y reducir el gasto en aplicaciones de entretenimiento o automejora. </text:span></text:p>
          </text:list-item>
        </text:list>
        <text:h text:style-name="P17" text:outline-level="4">Aspectos Socioculturales<text:span text:style-name="T1"/></text:h>
        <text:list text:style-name="WW8Num8">
          <text:list-item>
            <text:p text:style-name="P20" loext:marker-style-name="T1"><text:span text:style-name="Strong_20_Emphasis"><text:span text:style-name="T1">Valoración de la salud y el bienestar:</text:span></text:span><text:span text:style-name="T1"> El creciente interés por llevar un estilo de vida saludable representa una gran oportunidad para la app. </text:span></text:p>
          </text:list-item>
          <text:list-item>
            <text:p text:style-name="P20" loext:marker-style-name="T1"><text:span text:style-name="Strong_20_Emphasis"><text:span text:style-name="T1">Uso de dispositivos móviles:</text:span></text:span><text:span text:style-name="T1"> La alta penetración de smartphones y tablets facilita el acceso a la app. </text:span></text:p>
          </text:list-item>
          <text:list-item>
            <text:p text:style-name="P21" loext:marker-style-name="T1"><text:span text:style-name="Strong_20_Emphasis"><text:span text:style-name="T1">Cultura del autocuidado:</text:span></text:span><text:span text:style-name="T1"> La tendencia a buscar el desarrollo personal y la automejora favorece la adopción de herramientas como esta. </text:span></text:p>
          </text:list-item>
        </text:list>
        <text:h text:style-name="P17" text:outline-level="4">Aspectos Legales<text:span text:style-name="T1"/></text:h>
        <text:list text:style-name="WW8Num9">
          <text:list-item>
            <text:p text:style-name="P22" loext:marker-style-name="T1"><text:span text:style-name="Strong_20_Emphasis"><text:span text:style-name="T1">Protección de datos:</text:span></text:span><text:span text:style-name="T1"> La normativa de protección de datos exige el cumplimiento de estrictos estándares de seguridad en el manejo de la información personal de los usuarios. </text:span></text:p>
          </text:list-item>
          <text:list-item>
            <text:p text:style-name="P22" loext:marker-style-name="T1"><text:soft-page-break/><text:span text:style-name="Strong_20_Emphasis"><text:span text:style-name="T1">Propiedad intelectual:</text:span></text:span><text:span text:style-name="T1"> Es necesario proteger la propiedad intelectual de la app a través de registros de marcas y patentes. </text:span></text:p>
          </text:list-item>
          <text:list-item>
            <text:p text:style-name="P23" loext:marker-style-name="T1"><text:span text:style-name="Strong_20_Emphasis"><text:span text:style-name="T1">Competencia desleal:</text:span></text:span><text:span text:style-name="T1"> La competencia en el mercado de las apps puede dar lugar a prácticas desleales que deben ser evitadas. </text:span></text:p>
          </text:list-item>
        </text:list>
        <text:h text:style-name="P17" text:outline-level="4">Aspectos Tecnológicos<text:span text:style-name="T1"/></text:h>
        <text:list text:style-name="WW8Num10">
          <text:list-item>
            <text:p text:style-name="P24" loext:marker-style-name="T1"><text:span text:style-name="Strong_20_Emphasis"><text:span text:style-name="T1">Desarrollo de nuevas tecnologías:</text:span></text:span><text:span text:style-name="T1"> El avance constante de la tecnología permite la creación de nuevas funcionalidades y mejoras en la experiencia del usuario. </text:span></text:p>
          </text:list-item>
          <text:list-item>
            <text:p text:style-name="P24" loext:marker-style-name="T1"><text:span text:style-name="Strong_20_Emphasis"><text:span text:style-name="T1">Conectividad:</text:span></text:span><text:span text:style-name="T1"> La disponibilidad de internet de alta velocidad facilita el uso de la app en cualquier lugar y momento. </text:span></text:p>
          </text:list-item>
          <text:list-item>
            <text:p text:style-name="P25" loext:marker-style-name="T1"><text:span text:style-name="Strong_20_Emphasis"><text:span text:style-name="T1">Inteligencia artificial:</text:span></text:span><text:span text:style-name="T1"> La IA puede utilizarse para personalizar la experiencia del usuario y ofrecer recomendaciones más precisas. </text:span></text:p>
          </text:list-item>
        </text:list>
        <text:h text:style-name="P17" text:outline-level="4">Aspectos Medioambientales<text:span text:style-name="T1"/></text:h>
        <text:list text:style-name="WW8Num11">
          <text:list-item>
            <text:p text:style-name="P26"><text:span text:style-name="Strong_20_Emphasis"><text:span text:style-name="T1">Sostenibilidad:</text:span></text:span><text:span text:style-name="T1"> Los consumidores cada vez son más conscientes de los impactos ambientales y valoran las empresas que promueven la sostenibilidad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, 'Times New Roman'" style:font-family-generic="roman" style:font-pitch="variable" fo:font-size="12pt" fo:font-weight="bold" style:font-name-asian="NSimSun" style:font-family-asian="NSimSun" style:font-pitch-asian="variable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WW8Num1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2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4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5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9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0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1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Absatz-Standardschriftart" style:family="text"/>
    <style:style style:name="WW-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8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8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8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8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8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8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10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10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10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10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10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10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1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1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1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1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1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1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9:31:12</meta:creation-date>
    <dc:creator>Alfonso Otón</dc:creator>
    <dc:date>2024-12-01T23:50:34.184000000</dc:date>
    <meta:editing-cycles>1</meta:editing-cycles>
    <meta:editing-duration>P24DT8H33M6S</meta:editing-duration>
    <meta:document-statistic meta:table-count="0" meta:image-count="0" meta:object-count="0" meta:page-count="2" meta:paragraph-count="50" meta:word-count="531" meta:character-count="3447" meta:non-whitespace-character-count="2980"/>
    <meta:generator>LibreOffice/24.8.5.2$Windows_X86_64 LibreOffice_project/fddf2685c70b461e7832239a0162a77216259f22</meta:generator>
  </office:meta>
</office:document-meta>
</file>